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39000003C52FADE45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3.4929in" draw:z-index="0"><draw:image xlink:href="Pictures/1000000100000739000003C52FADE45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05:40:53.993064581</meta:creation-date>
    <dc:date>2024-10-18T05:43:56.655287119</dc:date>
    <meta:editing-duration>PT3M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2.6.2$Linux_X86_64 LibreOffice_project/420$Build-2</meta:generator>
  </office:meta>
</office:document-meta>
</file>